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7" table:default-cell-style-name="ce8"/>
        <table:table-column table:style-name="co9" table:default-cell-style-name="ce7"/>
        <table:table-column table:style-name="co8" table:default-cell-style-name="ce8"/>
        <table:table-row table:style-name="ro1">
          <table:table-cell table:style-name="ce1" office:value-type="string" calcext:value-type="string" table:number-columns-spanned="2" table:number-rows-spanned="1">
            <text:p>Precedencni tabulka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??</text:p>
          </table:table-cell>
          <table:table-cell table:style-name="ce9" office:value-type="string" calcext:value-type="string">
            <text:p>'==,!=,&lt;,&gt;,&lt;=,&gt;=</text:p>
          </table:table-cell>
          <table:table-cell table:style-name="ce5" office:value-type="string" calcext:value-type="string">
            <text:p>+,-</text:p>
          </table:table-cell>
          <table:table-cell table:style-name="ce5" office:value-type="string" calcext:value-type="string">
            <text:p>*,/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$</text:p>
          </table:table-cell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table:style-name="ce6"/>
          <table:table-cell table:number-columns-repeated="3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&lt;</text:p>
          </table:table-cell>
          <table:table-cell table:number-columns-repeated="3" table:style-name="ce7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table:style-name="ce4" office:value-type="string" calcext:value-type="string">
            <text:p>'==,!=,&lt;,&gt;,&lt;=,&gt;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style-name="ce6"/>
          <table:table-cell table:style-name="ce7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+,-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*,/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table:style-name="ce7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style-name="ce8" office:value-type="string" calcext:value-type="string">
            <text:p>&gt;</text:p>
          </table:table-cell>
          <table:table-cell table:number-columns-repeated="3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8" office:value-type="string" calcext:value-type="string">
            <text:p>&gt;</text:p>
          </table:table-cell>
          <table:table-cell table:number-columns-repeated="3" office:value-type="string" calcext:value-type="string">
            <text:p>&gt;</text:p>
          </table:table-cell>
          <table:table-cell table:style-name="ce8"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  <table:table-cell table:style-name="ce6"/>
          <table:table-cell office:value-type="string" calcext:value-type="string">
            <text:p>&gt;</text:p>
          </table:table-cell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table:number-columns-repeated="3" table:style-name="ce7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6"/>
          <table:table-cell office:value-type="string" calcext:value-type="string">
            <text:p>&lt;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text>==,!=,&lt;,&gt;,&lt;=,&gt;=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1:34:53.669185981</meta:creation-date>
    <dc:date>2023-11-10T21:51:07.565930726</dc:date>
    <meta:editing-duration>PT2M49S</meta:editing-duration>
    <meta:editing-cycles>1</meta:editing-cycles>
    <meta:generator>LibreOffice/7.3.7.2$Linux_X86_64 LibreOffice_project/30$Build-2</meta:generator>
    <meta:document-statistic meta:table-count="1" meta:cell-count="89" meta:object-count="0"/>
  </office:meta>
</office:document-meta>
</file>